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 Light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font-name="Calibri Light" style:font-name-complex="Calibri Light" fo:font-weight="bold" style:font-weight-asian="bold" style:font-weight-complex="bold" fo:font-size="18pt" style:font-size-asian="18pt" style:font-size-complex="18pt"/>
    </style:style>
    <style:style style:name="T3" style:parent-style-name="Policepardéfaut" style:family="text">
      <style:text-properties style:font-name="Segoe UI Emoji" style:font-name-complex="Segoe UI Emoji" fo:font-weight="bold" style:font-weight-asian="bold" style:font-weight-complex="bold" fo:font-size="18pt" style:font-size-asian="18pt" style:font-size-complex="18pt"/>
    </style:style>
    <style:style style:name="T4" style:parent-style-name="Policepardéfaut" style:family="text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T5" style:parent-style-name="Policepardéfaut" style:family="text">
      <style:text-properties style:font-name="Segoe UI Symbol" style:font-name-complex="Segoe UI Symbol" fo:font-weight="bold" style:font-weight-asian="bold" style:font-weight-complex="bold" fo:font-size="14pt" style:font-size-asian="14pt" style:font-size-complex="14pt"/>
    </style:style>
    <style:style style:name="T6" style:parent-style-name="Policepardéfaut" style:family="text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P7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8" style:parent-style-name="Normal" style:family="paragraph">
      <style:paragraph-properties fo:text-indent="0.4916in"/>
      <style:text-properties style:font-name="Calibri Light" style:font-name-complex="Calibri Light" fo:font-size="12pt" style:font-size-asian="12pt" style:font-size-complex="12pt"/>
    </style:style>
    <style:style style:name="P9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10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T11" style:parent-style-name="Policepardéfaut" style:family="text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T12" style:parent-style-name="Policepardéfaut" style:family="text">
      <style:text-properties style:font-name="Segoe UI Emoji" style:font-name-complex="Segoe UI Emoji" fo:font-weight="bold" style:font-weight-asian="bold" style:font-weight-complex="bold" fo:font-size="14pt" style:font-size-asian="14pt" style:font-size-complex="14pt"/>
    </style:style>
    <style:style style:name="T13" style:parent-style-name="Policepardéfaut" style:family="text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P14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T15" style:parent-style-name="Policepardéfaut" style:family="text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T16" style:parent-style-name="Policepardéfaut" style:family="text">
      <style:text-properties style:font-name="Segoe UI Emoji" style:font-name-complex="Segoe UI Emoji" fo:font-weight="bold" style:font-weight-asian="bold" style:font-weight-complex="bold" fo:font-size="14pt" style:font-size-asian="14pt" style:font-size-complex="14pt"/>
    </style:style>
    <style:style style:name="T17" style:parent-style-name="Policepardéfaut" style:family="text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P18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19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20" style:parent-style-name="Normal" style:family="paragraph">
      <style:paragraph-properties fo:text-indent="0.4916in"/>
      <style:text-properties style:font-name="Calibri Light" style:font-name-complex="Calibri Light" fo:font-size="12pt" style:font-size-asian="12pt" style:font-size-complex="12pt"/>
    </style:style>
    <style:style style:name="P21" style:parent-style-name="Normal" style:family="paragraph">
      <style:paragraph-properties fo:text-indent="0.4916in"/>
      <style:text-properties style:font-name="Calibri Light" style:font-name-complex="Calibri Light" fo:font-size="12pt" style:font-size-asian="12pt" style:font-size-complex="12pt"/>
    </style:style>
    <style:style style:name="P22" style:parent-style-name="Normal" style:family="paragraph">
      <style:paragraph-properties fo:text-indent="0.4916in"/>
      <style:text-properties style:font-name="Calibri Light" style:font-name-complex="Calibri Light" fo:font-size="12pt" style:font-size-asian="12pt" style:font-size-complex="12pt"/>
    </style:style>
    <style:style style:name="P23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24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25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26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27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28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29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30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31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32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33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34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35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P36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T37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38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39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P40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41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P42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T43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44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45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46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47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48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49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50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P51" style:parent-style-name="Paragraphedeliste" style:family="paragraph"/>
    <style:style style:name="T52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53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54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55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56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57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58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59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60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P61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62" style:parent-style-name="Paragraphedeliste" style:family="paragraph"/>
    <style:style style:name="T63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64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65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66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67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68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69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70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P71" style:parent-style-name="Paragraphedeliste" style:family="paragraph">
      <style:text-properties style:font-name="Calibri Light" style:font-name-complex="Calibri Light" fo:font-size="12pt" style:font-size-asian="12pt" style:font-size-complex="12pt"/>
    </style:style>
    <style:style style:name="T72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P73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74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75" style:parent-style-name="Normal" style:family="paragraph">
      <style:paragraph-properties fo:text-align="center"/>
    </style:style>
    <style:style style:name="P76" style:parent-style-name="Normal" style:family="paragraph">
      <style:text-properties style:font-name="Calibri Light" style:font-name-asian="Times New Roman" style:font-name-complex="Calibri Light" fo:font-weight="bold" style:font-weight-asian="bold" style:font-weight-complex="bold" fo:font-size="12pt" style:font-size-asian="12pt" style:font-size-complex="12pt"/>
    </style:style>
    <style:style style:name="P77" style:parent-style-name="Normal" style:family="paragraph">
      <style:text-properties style:font-name="Calibri Light" style:font-name-asian="Times New Roman" style:font-name-complex="Calibri Light" fo:font-size="12pt" style:font-size-asian="12pt" style:font-size-complex="12pt"/>
    </style:style>
    <style:style style:name="P78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T79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80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81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82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83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><text:span text:style-name="T2">Vos mots de passe sont-ils vraiment sécurisés </text:span><text:span text:style-name="T3">❓</text:span></text:p>
      <text:p text:style-name="Normal"><text:span text:style-name="T4">Plan </text:span><text:span text:style-name="T5">🗒</text:span><text:span text:style-name="T6"><text:s/>:</text:span></text:p>
      <text:p text:style-name="P7">• Complexité d'un mot de passe avec les combinatoires</text:p>
      <text:p text:style-name="P8">Je montre le nombre de combinaisons pour plusieurs mots de passe : alphabet, majuscule, chiffre et caractère spéciaux. Utilisation d'un programme de brute force.</text:p>
      <text:p text:style-name="P9">•<text:s/>Comment crée un mot de passe sécurisé<text:s/>?</text:p>
      <text:p text:style-name="P10"> <text:tab/>J'explique comment sécuriser un mot un mot de passe et je donne des chiffres de personne pirater par ans.</text:p>
      <text:p text:style-name="Normal"><text:span text:style-name="T11">Phrase d'accroche </text:span><text:span text:style-name="T12">🚀</text:span><text:span text:style-name="T13"><text:s/>:</text:span></text:p>
      <text:p text:style-name="P14">Un mot de passe de 12 chiffres peut être trouvé avec un algorithme<text:s/>de brute force<text:s/>en 2 secondes<text:s/>alors on peut se demander vos<text:s/>mots de passe sont-ils vraiment sécurisés ?</text:p>
      <text:p text:style-name="Normal"><text:span text:style-name="T15">Projet d'avenir </text:span><text:span text:style-name="T16">💻</text:span><text:span text:style-name="T17"><text:s/>:</text:span></text:p>
      <text:p text:style-name="P18">•<text:s/>Mon parcours</text:p>
      <text:p text:style-name="P19"><text:tab/>Collège classique</text:p>
      <text:p text:style-name="P20">Seconde général<text:s/></text:p>
      <text:p text:style-name="P21">Première :<text:s/>Mathématiques, NSI, Physique<text:s/></text:p>
      <text:p text:style-name="P22">Terminal : NSI, Mathématiques</text:p>
      <text:p text:style-name="P23">•<text:s/>Ce que je veux faire</text:p>
      <text:p text:style-name="P24"><text:tab/>Faculté des sciences, licence Mathématique Informatique</text:p>
      <text:p text:style-name="P25"><text:tab/>Développeur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soft-page-break/>
      <text:p text:style-name="P35">Introduction :</text:p>
      <text:p text:style-name="P36">Aujourd’hui les mots de passe sont partout, sur<text:s/>vos applications<text:s/>de santé, sur vos comptes bancaires, sur vos réseaux sociaux,<text:s/>vos e-mails personnels ou bien encore sur vos sites de commerce en ligne. Et aujourd’hui leur sécurité est<text:s/>assurée<text:s/>essentiellement par vos mots de passe.</text:p>
      <text:p text:style-name="Normal"><text:span text:style-name="T37">C’est pour cela que c’est devenu de nos jour super important de bien les choisir</text:span><text:span text:style-name="T38">. D’après<text:s/></text:span><text:span text:style-name="T39">CYCLONIS près de 83% de personnes utilisent le même mot de passe sur plusieurs sites pour une question de simplicité mais cela n’est vraiment pas conseillé.</text:span><text:s/></text:p>
      <text:p text:style-name="Normal">Alors on peut se demander quand un mot de passe est-il sécurisé ?</text:p>
      <text:p text:style-name="P40"/>
      <text:p text:style-name="P41">Partie 1 :</text:p>
      <text:p text:style-name="P42">Mais alors quelle est la complexité d’un mot de passe et comment le rendre plus complexe ?</text:p>
      <text:p text:style-name="Normal"><text:span text:style-name="T43">Un mot de passe à 4<text:s/></text:span><text:span text:style-name="T44">chiffres</text:span><text:span text:style-name="T45"><text:s/>à 10 000<text:s/></text:span><text:span text:style-name="T46">possibilités</text:span><text:span text:style-name="T47"><text:s/></text:span><draw:frame draw:style-name="a0" text:anchor-type="as-char" svg:x="0in" svg:y="0in" svg:width="0.26042in" svg:height="0.19792in" style:rel-width="scale" style:rel-height="scale"><draw:object xlink:href="Object 1/" xlink:type="simple" xlink:show="embed" xlink:actuate="onLoad"/></draw:frame><text:span text:style-name="T48"><text:s/>car 10<text:s/></text:span><text:span text:style-name="T49">chiffres</text:span><text:span text:style-name="T50"> : {0,1,2,3,4,5,6,7,8,9}</text:span></text:p>
      <text:list text:style-name="LFO1" text:continue-numbering="true">
        <text:list-item>
          <text:p text:style-name="P51"><text:span text:style-name="T52">Un mdp à<text:s/></text:span><text:span text:style-name="T53">10</text:span><text:span text:style-name="T54"><text:s/>lettre<text:s/></text:span><text:span text:style-name="T55">minuscule</text:span><text:span text:style-name="T56"><text:s/>à<text:s/></text:span><draw:frame draw:style-name="a1" text:anchor-type="as-char" svg:x="0in" svg:y="0in" svg:width="0.32292in" svg:height="0.19792in" style:rel-width="scale" style:rel-height="scale"><draw:object xlink:href="Object 2/" xlink:type="simple" xlink:show="embed" xlink:actuate="onLoad"/></draw:frame><text:span text:style-name="T57"><text:s/></text:span><text:span text:style-name="T58">possibilité<text:s/></text:span><text:span text:style-name="T59">soit<text:s/></text:span><draw:frame draw:style-name="a2" text:anchor-type="as-char" svg:x="0in" svg:y="0in" svg:width="0.79167in" svg:height="0.19792in" style:rel-width="scale" style:rel-height="scale"><draw:object xlink:href="Object 3/" xlink:type="simple" xlink:show="embed" xlink:actuate="onLoad"/></draw:frame><text:span text:style-name="T60"> : {abcdefghijklmnopqrstuvwxyz}</text:span></text:p>
        </text:list-item>
      </text:list>
      <text:p text:style-name="P61"/>
      <text:list text:style-name="LFO1" text:continue-numbering="true">
        <text:list-item>
          <text:p text:style-name="P62"><text:span text:style-name="T63">Un mdp à<text:s/></text:span><text:span text:style-name="T64">10</text:span><text:span text:style-name="T65"><text:s/>lettre<text:s/></text:span><text:span text:style-name="T66">minuscule</text:span><text:span text:style-name="T67">, majuscule, caractère spéciaux chiffre à<text:s/></text:span><draw:frame draw:style-name="a3" text:anchor-type="as-char" svg:x="0in" svg:y="0in" svg:width="0.32292in" svg:height="0.19792in" style:rel-width="scale" style:rel-height="scale"><draw:object xlink:href="Object 4/" xlink:type="simple" xlink:show="embed" xlink:actuate="onLoad"/></draw:frame><text:span text:style-name="T68"><text:s/></text:span><text:span text:style-name="T69">possibilité<text:s/></text:span><text:span text:style-name="T70">soit<text:s/></text:span><draw:frame draw:style-name="a4" text:anchor-type="as-char" svg:x="0in" svg:y="0in" svg:width="0.69792in" svg:height="0.19792in" style:rel-width="scale" style:rel-height="scale"><draw:object xlink:href="Object 5/" xlink:type="simple" xlink:show="embed" xlink:actuate="onLoad"/></draw:frame></text:p>
        </text:list-item>
      </text:list>
      <text:p text:style-name="P71"/>
      <text:p text:style-name="Paragraphedeliste"><text:span text:style-name="T72">{abcdefghijklmnopqrstuvwxyzABCDEFGHIJKLMNOPQRSTUVWXYZ0123456789@#$%^&amp;*()_+-=[]{}|;':,./&lt;&gt;?}</text:span></text:p>
      <text:p text:style-name="P73"/>
      <text:p text:style-name="P74">Un mdp de la même taille mais avec des majuscules, des caractère spéciaux et le chiffre en plus est donc 246 996 fois plus complexe soit :</text:p>
      <text:p text:style-name="P75"><draw:frame draw:style-name="a5" text:anchor-type="as-char" svg:x="0in" svg:y="0in" svg:width="0.32292in" svg:height="0.39583in" style:rel-width="scale" style:rel-height="scale"><draw:object xlink:href="Object 6/" xlink:type="simple" xlink:show="embed" xlink:actuate="onLoad"/></draw:frame></text:p>
      <text:p text:style-name="P76">Partie 2 :</text:p>
      <text:p text:style-name="P77">Autant de possibilité c’est<text:s/>surprenant<text:s/>ça<text:s/>nous<text:s/>semble<text:s/>énorme mais<text:s/>avec simple algorithme de brute force.</text:p>
      <text:p text:style-name="P78">Brute force :<text:s/>Les attaques par brute force consistent à trouver un mot de passe ou une clé en testant successivement toutes les combinaisons possibles. L'attaque peut se faire par ordre alphabétique<text:s/>comme ici.</text:p>
      <text:p text:style-name="Normal"><text:span text:style-name="T79">Ici vous avez une simple<text:s/></text:span><text:span text:style-name="T80">algorithme</text:span><text:span text:style-name="T81"><text:s/>de brute réaliser par mes soins qui tient donc en 10 lignes et permet de trouver un mot de passe à 7 charactère composée de<text:s/></text:span><text:span text:style-name="T82">minuscule</text:span><text:span text:style-name="T83"><text:s/>en 0,0070 second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 Light" style:font-name-asian="Calibri" style:font-name-complex="Calibri Ligh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 Light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AUDEL Matthieu</meta:initial-creator>
    <dc:creator>GAUDEL Matthieu</dc:creator>
    <meta:creation-date>2022-05-03T06:24:00Z</meta:creation-date>
    <dc:date>2022-05-03T07:27:00Z</dc:date>
    <meta:template xlink:href="Normal" xlink:type="simple"/>
    <meta:editing-cycles>10</meta:editing-cycles>
    <meta:editing-duration>PT3780S</meta:editing-duration>
    <meta:document-statistic meta:page-count="2" meta:paragraph-count="5" meta:word-count="407" meta:character-count="2642" meta:row-count="18" meta:non-whitespace-character-count="2240"/>
  </office:meta>
</office:document-meta>
</file>

<file path=Object 1/content.xml><?xml version="1.0" encoding="utf-8"?>
<mml:math xmlns:mml="http://www.w3.org/1998/Math/MathML" xmlns:m="http://schemas.openxmlformats.org/officeDocument/2006/math">
  <mml:msup>
    <mml:mrow>
      <mml:mn>10</mml:mn>
    </mml:mrow>
    <mml:mrow>
      <mml:mn>4</mml:mn>
    </mml:mrow>
  </mml:msup>
</mml:math>
</file>

<file path=Object 2/content.xml><?xml version="1.0" encoding="utf-8"?>
<mml:math xmlns:mml="http://www.w3.org/1998/Math/MathML" xmlns:m="http://schemas.openxmlformats.org/officeDocument/2006/math">
  <mml:msup>
    <mml:mrow>
      <mml:mn>26</mml:mn>
    </mml:mrow>
    <mml:mrow>
      <mml:mn>10</mml:mn>
    </mml:mrow>
  </mml:msup>
</mml:math>
</file>

<file path=Object 3/content.xml><?xml version="1.0" encoding="utf-8"?>
<mml:math xmlns:mml="http://www.w3.org/1998/Math/MathML" xmlns:m="http://schemas.openxmlformats.org/officeDocument/2006/math">
  <mml:mn>1,41</mml:mn>
  <mml:mi>*</mml:mi>
  <mml:msup>
    <mml:mrow>
      <mml:mn>10</mml:mn>
    </mml:mrow>
    <mml:mrow>
      <mml:mn>14</mml:mn>
    </mml:mrow>
  </mml:msup>
</mml:math>
</file>

<file path=Object 4/content.xml><?xml version="1.0" encoding="utf-8"?>
<mml:math xmlns:mml="http://www.w3.org/1998/Math/MathML" xmlns:m="http://schemas.openxmlformats.org/officeDocument/2006/math">
  <mml:msup>
    <mml:mrow>
      <mml:mn>90</mml:mn>
    </mml:mrow>
    <mml:mrow>
      <mml:mn>10</mml:mn>
    </mml:mrow>
  </mml:msup>
</mml:math>
</file>

<file path=Object 5/content.xml><?xml version="1.0" encoding="utf-8"?>
<mml:math xmlns:mml="http://www.w3.org/1998/Math/MathML" xmlns:m="http://schemas.openxmlformats.org/officeDocument/2006/math">
  <mml:mn>3,4</mml:mn>
  <mml:mi>*</mml:mi>
  <mml:msup>
    <mml:mrow>
      <mml:mn>10</mml:mn>
    </mml:mrow>
    <mml:mrow>
      <mml:mn>19</mml:mn>
    </mml:mrow>
  </mml:msup>
</mml:math>
</file>

<file path=Object 6/content.xml><?xml version="1.0" encoding="utf-8"?>
<mml:math xmlns:mml="http://www.w3.org/1998/Math/MathML" xmlns:m="http://schemas.openxmlformats.org/officeDocument/2006/math">
  <mml:mfrac>
    <mml:mrow>
      <mml:msup>
        <mml:mrow>
          <mml:mn>90</mml:mn>
        </mml:mrow>
        <mml:mrow>
          <mml:mn>10</mml:mn>
        </mml:mrow>
      </mml:msup>
    </mml:mrow>
    <mml:mrow>
      <mml:msup>
        <mml:mrow>
          <mml:mn>26</mml:mn>
        </mml:mrow>
        <mml:mrow>
          <mml:mn>10</mml:mn>
        </mml:mrow>
      </mml:msup>
    </mml:mrow>
  </mml:mfrac>
</mml:math>
</file>